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style:writing-mode="lr-tb"/>
    </style:style>
    <style:style style:name="T1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After defeating the T<text:span text:style-name="T1">4</text:span> HIV pathogen, they warmed their EMP charges in their exo-skeletal bunny shaped mechas there was much rejoice.</text:p>
      <text:p text:style-name="P1"/>
      <text:p text:style-name="P1">After defeating the T<text:span text:style-name="T1">4</text:span> HIV pathogen, they warmed their EMP charges in their exo-skeletal bunny shaped mechas there was much rejoice.</text:p>
      <text:p text:style-name="P1"/>
      <text:p text:style-name="P1">After defeating the T<text:span text:style-name="T1">4</text:span> HIV pathogen, they warmed their EMP charges in their exo-skeletal bunny shaped mechas there was much rejoice.</text:p>
      <text:p text:style-name="P1"/>
      <text:p text:style-name="P1">After defeating the T<text:span text:style-name="T1">4</text:span> HIV pathogen, they warmed their EMP charges in their exo-skeletal bunny shaped mechas there was much rejoice.</text:p>
      <text:p text:style-name="P1"/>
      <text:p text:style-name="P1">After defeating the T<text:span text:style-name="T1">4</text:span> HIV pathogen, they warmed their EMP charges in their exo-skeletal bunny shaped mechas there was much rejoice.</text:p>
      <text:p text:style-name="P1"/>
      <text:p text:style-name="P1">After defeating the T<text:span text:style-name="T1">4</text:span> HIV pathogen, they warmed their EMP charges in their exo-skeletal bunny shaped mechas there was much rejoice.</text:p>
      <text:p text:style-name="P1"/>
      <text:p text:style-name="P1">After defeating the T<text:span text:style-name="T1">4</text:span> HIV pathogen, they warmed their EMP charges in their exo-skeletal bunny shaped mechas there was much rejoice.</text:p>
      <text:p text:style-name="P1"/>
      <text:p text:style-name="P1">After defeating the T<text:span text:style-name="T1">4</text:span> HIV pathogen, they warmed their EMP charges in their exo-skeletal bunny shaped mechas there was much rejoice.</text:p>
      <text:p text:style-name="P1"/>
      <text:p text:style-name="P1">After defeating the T<text:span text:style-name="T1">4</text:span> HIV pathogen, they warmed their EMP charges in their exo-skeletal bunny shaped mechas there was much rejoice.</text:p>
      <text:p text:style-name="P1"/>
      <text:p text:style-name="P1">After defeating the T<text:span text:style-name="T1">4</text:span> HIV pathogen, they warmed their EMP charges in their exo-skeletal bunny shaped mechas there was much rejo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Tahoma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</meta:initial-creator>
    <meta:creation-date>2012-05-01T15:15:09.25</meta:creation-date>
    <meta:document-statistic meta:table-count="0" meta:image-count="0" meta:object-count="0" meta:page-count="1" meta:paragraph-count="10" meta:word-count="210" meta:character-count="1321" meta:non-whitespace-character-count="1120"/>
    <dc:date>2012-05-01T15:27:14.93</dc:date>
    <dc:creator>DaVe </dc:creator>
    <meta:editing-duration>PT12M5S</meta:editing-duration>
    <meta:editing-cycles>1</meta:editing-cycles>
    <meta:generator>LibreOffice/3.4$Win32 LibreOffice_project/340m1$Build-502</meta:generator>
  </office:meta>
</office:document-meta>
</file>